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2083in" fo:margin-left="-0.075in" fo:margin-top="0in" fo:margin-bottom="0in" table:align="left"/>
    </style:style>
    <style:style style:name="Table1.A" style:family="table-column">
      <style:table-column-properties style:column-width="4.2083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1.25pt solid #000080"/>
    </style:style>
    <style:style style:name="Table2" style:family="table">
      <style:table-properties style:width="4.2083in" fo:margin-left="-0.075in" fo:margin-top="0in" fo:margin-bottom="0in" table:align="left"/>
    </style:style>
    <style:style style:name="Table2.A" style:family="table-column">
      <style:table-column-properties style:column-width="4.2083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1.25pt solid #000080"/>
    </style:style>
    <style:style style:name="Table3" style:family="table">
      <style:table-properties style:width="6.041in" fo:margin-left="-0.075in" fo:margin-top="0in" fo:margin-bottom="0in" table:align="left"/>
    </style:style>
    <style:style style:name="Table3.A" style:family="table-column">
      <style:table-column-properties style:column-width="6.04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1.25pt solid #000080"/>
    </style:style>
    <style:style style:name="Table4" style:family="table">
      <style:table-properties style:width="5.9424in" fo:margin-left="-0.075in" fo:margin-top="0in" fo:margin-bottom="0in" table:align="left"/>
    </style:style>
    <style:style style:name="Table4.A" style:family="table-column">
      <style:table-column-properties style:column-width="5.9424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1.25pt solid #000080"/>
    </style:style>
    <style:style style:name="P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style>
    <style:style style:name="P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size="11pt" fo:font-weight="bold" style:font-name-asian="Arial1" style:font-size-asian="11pt" style:font-weight-asian="bold" style:font-name-complex="Arial1" style:font-size-complex="11pt"/>
    </style:style>
    <style:style style:name="P3"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4"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5"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6"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7"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fo:color="#000000" style:text-position="0% 100%" style:font-name="Arial" fo:font-size="11pt" style:font-name-asian="Arial1" style:font-size-asian="11pt" style:font-name-complex="Arial1" style:font-size-complex="11pt"/>
    </style:style>
    <style:style style:name="P8"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fo:color="#ff0000" style:text-position="0% 100%" style:font-name="Arial" fo:font-size="11pt" style:font-name-asian="Arial1" style:font-size-asian="11pt" style:font-name-complex="Arial1" style:font-size-complex="11pt"/>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style:text-properties style:text-position="0% 100%"/>
    </style:style>
    <style:style style:name="P11" style:family="paragraph" style:parent-style-name="Standard">
      <style:paragraph-properties fo:margin-top="0in" fo:margin-bottom="0in" loext:contextual-spacing="false"/>
      <style:text-properties style:text-position="0% 100%" style:font-name="Arial" fo:font-size="11pt" style:font-name-asian="Arial1" style:font-size-asian="11pt" style:font-name-complex="Arial1" style:font-size-complex="11pt"/>
    </style:style>
    <style:style style:name="P12" style:family="paragraph" style:parent-style-name="Standard">
      <style:paragraph-properties fo:margin-top="0in" fo:margin-bottom="0in" loext:contextual-spacing="false" fo:line-height="100%"/>
      <style:text-properties style:text-position="0% 100%" style:font-name="Arial" fo:font-size="11pt" style:font-name-asian="Arial1" style:font-size-asian="11pt" style:font-name-complex="Arial1" style:font-size-complex="11pt"/>
    </style:style>
    <style:style style:name="P13" style:family="paragraph" style:parent-style-name="Standard">
      <style:paragraph-properties fo:margin-top="0in" fo:margin-bottom="0in" loext:contextual-spacing="false" fo:text-align="justify" style:justify-single-word="false" fo:orphans="2" fo:widows="2" fo:break-before="page" fo:padding="0in" fo:border="0.74pt solid #ffffff">
        <style:tab-stops>
          <style:tab-stop style:position="-1in"/>
        </style:tab-stops>
      </style:paragraph-properties>
      <style:text-properties style:text-position="0% 100%" style:font-name="Arial" fo:font-size="11pt" fo:font-weight="bold" style:font-name-asian="Arial1" style:font-size-asian="11pt" style:font-weight-asian="bold" style:font-name-complex="Arial1" style:font-size-complex="11pt"/>
    </style:style>
    <style:style style:name="P14" style:family="paragraph" style:parent-style-name="Standard">
      <style:paragraph-properties fo:margin-top="0in" fo:margin-bottom="0.0402in" loext:contextual-spacing="false" fo:line-height="100%"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15" style:family="paragraph" style:parent-style-name="Standard">
      <style:paragraph-properties fo:margin-top="0in" fo:margin-bottom="0.0402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16" style:family="paragraph" style:parent-style-name="Standard">
      <style:paragraph-properties fo:margin-left="2.1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17" style:family="paragraph" style:parent-style-name="Standard">
      <style:paragraph-properties fo:margin-left="2.6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18"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19"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20" style:family="paragraph" style:parent-style-name="Standard">
      <style:paragraph-properties fo:margin-left="0.4898in" fo:margin-right="0in" fo:margin-top="0in" fo:margin-bottom="0in" loext:contextual-spacing="false" fo:text-align="justify" style:justify-single-word="false" fo:orphans="2" fo:widows="2" fo:text-indent="-0.4898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21"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22" style:family="paragraph" style:parent-style-name="Standard">
      <style:paragraph-properties fo:margin-left="0.0016in" fo:margin-right="0in" fo:margin-top="0in" fo:margin-bottom="0in" loext:contextual-spacing="false" fo:text-align="justify" style:justify-single-word="false" fo:orphans="2" fo:widows="2" fo:text-indent="0in" style:auto-text-indent="false" fo:padding="0in" fo:border="0.74pt solid #ffffff">
        <style:tab-stops>
          <style:tab-stop style:position="-0.9984in"/>
          <style:tab-stop style:position="-0.4984in"/>
          <style:tab-stop style:position="0.0016in"/>
          <style:tab-stop style:position="0.5016in"/>
          <style:tab-stop style:position="1.0016in"/>
          <style:tab-stop style:position="1.5016in"/>
          <style:tab-stop style:position="2.0016in"/>
          <style:tab-stop style:position="2.5016in"/>
          <style:tab-stop style:position="3.0016in"/>
          <style:tab-stop style:position="3.5016in"/>
          <style:tab-stop style:position="4.0016in"/>
          <style:tab-stop style:position="4.5016in"/>
          <style:tab-stop style:position="5.0016in"/>
          <style:tab-stop style:position="5.5016in"/>
        </style:tab-stops>
      </style:paragraph-properties>
      <style:text-properties style:text-position="0% 100%" style:font-name="Arial" fo:font-size="11pt" style:font-name-asian="Arial1" style:font-size-asian="11pt" style:font-name-complex="Arial1" style:font-size-complex="11pt"/>
    </style:style>
    <style:style style:name="P23" style:family="paragraph" style:parent-style-name="Standard" style:master-page-name="Standard">
      <style:paragraph-properties fo:margin-top="0in" fo:margin-bottom="0in" loext:contextual-spacing="false" fo:text-align="justify" style:justify-single-word="false" fo:orphans="2" fo:widows="2" style:page-number="1" fo:padding="0in" fo:border="0.74pt solid #ffffff">
        <style:tab-stops>
          <style:tab-stop style:position="-1in"/>
        </style:tab-stops>
      </style:paragraph-properties>
      <style:text-properties style:text-position="0% 100%" style:font-name="Arial" fo:font-size="11pt" fo:font-weight="bold" style:font-name-asian="Arial1" style:font-size-asian="11pt" style:font-weight-asian="bold" style:font-name-complex="Arial1" style:font-size-complex="11pt"/>
    </style:style>
    <style:style style:name="P24"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size="11pt" fo:font-weight="bold" style:font-name-asian="Arial1" style:font-size-asian="11pt" style:font-weight-asian="bold" style:font-name-complex="Arial1" style:font-size-complex="11pt"/>
    </style:style>
    <style:style style:name="P25" style:family="paragraph" style:parent-style-name="Standard">
      <style:paragraph-properties fo:margin-top="0in" fo:margin-bottom="0in" loext:contextual-spacing="false" fo:line-height="100%" fo:orphans="2" fo:widows="2" fo:padding="0in" fo:border="0.74pt solid #ffffff">
        <style:tab-stops>
          <style:tab-stop style:position="2.0028in" style:type="center"/>
        </style:tab-stops>
      </style:paragraph-properties>
      <style:text-properties style:text-position="0% 100%" style:font-name="Arial" fo:font-size="11pt" style:font-name-asian="Arial1" style:font-size-asian="11pt" style:font-name-complex="Arial1" style:font-size-complex="11pt"/>
    </style:style>
    <style:style style:name="P26" style:family="paragraph" style:parent-style-name="Standard">
      <style:paragraph-properties fo:margin-top="0in" fo:margin-bottom="0in" loext:contextual-spacing="false" fo:line-height="100%" fo:orphans="2" fo:widows="2" fo:padding="0in" fo:border="0.74pt solid #ffffff">
        <style:tab-stops>
          <style:tab-stop style:position="1.9244in" style:type="center"/>
        </style:tab-stops>
      </style:paragraph-properties>
      <style:text-properties style:text-position="0% 100%" style:font-name="Arial" fo:font-size="11pt" style:font-name-asian="Arial1" style:font-size-asian="11pt" style:font-name-complex="Arial1" style:font-size-complex="11pt"/>
    </style:style>
    <style:style style:name="P27"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28"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29" style:family="paragraph" style:parent-style-name="Standard">
      <style:paragraph-properties fo:margin-top="0in" fo:margin-bottom="0in" loext:contextual-spacing="false" fo:orphans="2" fo:widows="2" fo:padding="0in" fo:border="0.74pt solid #ffffff">
        <style:tab-stops>
          <style:tab-stop style:position="2.0028in" style:type="center"/>
        </style:tab-stops>
      </style:paragraph-properties>
      <style:text-properties style:text-position="0% 100%" style:font-name="Arial" fo:font-size="11pt" style:font-name-asian="Arial1" style:font-size-asian="11pt" style:font-name-complex="Arial1" style:font-size-complex="11pt"/>
    </style:style>
    <style:style style:name="P30"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31"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3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size="12pt" fo:font-weight="bold" style:font-name-asian="Arial1" style:font-size-asian="12pt" style:font-weight-asian="bold" style:font-name-complex="Arial1" style:font-size-complex="12pt"/>
    </style:style>
    <style:style style:name="P33"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34" style:family="paragraph" style:parent-style-name="Standard" style:master-page-name="Converted1">
      <style:paragraph-properties fo:margin-top="0in" fo:margin-bottom="0in" loext:contextual-spacing="false" fo:text-align="justify" style:justify-single-word="false" fo:orphans="2" fo:widows="2" style:page-number="auto" fo:break-before="pag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35" style:family="paragraph" style:parent-style-name="Standard">
      <style:paragraph-properties fo:margin-left="1in" fo:margin-right="0in" fo:margin-top="0in" fo:margin-bottom="0in" loext:contextual-spacing="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36" style:family="paragraph" style:parent-style-name="Standard">
      <style:paragraph-properties fo:margin-left="1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37" style:family="paragraph" style:parent-style-name="Standard">
      <style:paragraph-properties fo:margin-left="2.1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38" style:family="paragraph" style:parent-style-name="Standard">
      <style:paragraph-properties fo:margin-left="2.189in" fo:margin-right="0in" fo:margin-top="0in" fo:margin-bottom="0in" loext:contextual-spacing="false" fo:orphans="2" fo:widows="2" fo:text-indent="-1.689in" style:auto-text-indent="false" fo:padding-left="0in" fo:padding-right="0in" fo:padding-top="0.0138in" fo:padding-bottom="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39" style:family="paragraph" style:parent-style-name="Standard">
      <style:paragraph-properties fo:margin-left="2.6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40" style:family="paragraph" style:parent-style-name="Standard">
      <style:paragraph-properties fo:margin-left="2.461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41" style:family="paragraph" style:parent-style-name="Standard">
      <style:paragraph-properties fo:margin-left="0.196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2pt" style:font-name-asian="Arial1" style:font-size-asian="12pt" style:font-name-complex="Arial1" style:font-size-complex="12pt"/>
    </style:style>
    <style:style style:name="P42" style:family="paragraph" style:parent-style-name="Standard">
      <style:paragraph-properties fo:margin-left="0.196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fo:font-weight="normal" style:font-name-asian="Arial1" style:font-size-asian="11pt" style:font-weight-asian="normal" style:font-name-complex="Arial1" style:font-size-complex="11pt"/>
    </style:style>
    <style:style style:name="P43" style:family="paragraph" style:parent-style-name="Standard">
      <style:paragraph-properties fo:margin-left="0.157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2pt" fo:font-weight="bold" style:font-name-asian="Arial1" style:font-size-asian="12pt" style:font-weight-asian="bold" style:font-name-complex="Arial1" style:font-size-complex="12pt"/>
    </style:style>
    <style:style style:name="P44" style:family="paragraph" style:parent-style-name="Standard">
      <style:paragraph-properties fo:margin-left="0.157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fo:font-weight="bold" style:font-name-asian="Arial1" style:font-size-asian="11pt" style:font-weight-asian="bold" style:font-name-complex="Arial1" style:font-size-complex="11pt"/>
    </style:style>
    <style:style style:name="P45" style:family="paragraph" style:parent-style-name="Standard">
      <style:paragraph-properties fo:margin-left="0.472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2pt" style:font-name-asian="Arial1" style:font-size-asian="12pt" style:font-name-complex="Arial1" style:font-size-complex="12pt"/>
    </style:style>
    <style:style style:name="P46" style:family="paragraph" style:parent-style-name="Standard" style:list-style-name="WWNum1">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style>
    <style:style style:name="P47" style:family="paragraph" style:parent-style-name="Standard" style:list-style-name="WWNum2">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style>
    <style:style style:name="P48" style:family="paragraph" style:parent-style-name="Standard" style:list-style-name="WWNum1">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text-properties style:text-position="0% 100%" style:font-name="Arial" style:font-name-asian="Arial1" style:font-name-complex="Arial1"/>
    </style:style>
    <style:style style:name="P49" style:family="paragraph" style:parent-style-name="Standard" style:list-style-name="WWNum2">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text-properties style:text-position="0% 100%" style:font-name="Arial" fo:font-size="11pt" fo:font-weight="normal" style:font-name-asian="Arial1" style:font-size-asian="11pt" style:font-weight-asian="normal" style:font-name-complex="Arial1" style:font-size-complex="11pt"/>
    </style:style>
    <style:style style:name="P50" style:family="paragraph" style:parent-style-name="Standard" style:list-style-name="WWNum2">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51" style:family="paragraph" style:parent-style-name="Standard" style:list-style-name="WWNum2">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52" style:family="paragraph" style:parent-style-name="Standard" style:list-style-name="WWNum1">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 style:font-name-asian="Arial1" style:font-name-complex="Arial1"/>
    </style:style>
    <style:style style:name="P53" style:family="paragraph" style:parent-style-name="Standard" style:list-style-name="WWNum2">
      <style:paragraph-properties fo:margin-left="0.5in" fo:margin-right="0in" fo:text-align="justify" style:justify-single-word="false" fo:orphans="2" fo:widows="2" fo:text-indent="-0.25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54"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2pt" style:font-name-asian="Arial1" style:font-size-asian="12pt" style:font-name-complex="Arial1" style:font-size-complex="12pt"/>
    </style:style>
    <style:style style:name="P55"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56"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color="#000000" style:text-position="0% 100%" style:font-name="Arial" fo:font-size="12pt" style:font-name-asian="Arial1" style:font-size-asian="12pt" style:font-name-complex="Arial1" style:font-size-complex="12pt"/>
    </style:style>
    <style:style style:name="P57"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color="#ff0000" style:text-position="0% 100%" style:font-name="Arial" fo:font-size="11pt" style:font-name-asian="Arial1" style:font-size-asian="11pt" style:font-name-complex="Arial1" style:font-size-complex="11pt"/>
    </style:style>
    <style:style style:name="P58"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59"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60" style:family="paragraph" style:parent-style-name="Standard">
      <style:paragraph-properties fo:margin-left="0.4898in" fo:margin-right="0in" fo:margin-top="0in" fo:margin-bottom="0in" loext:contextual-spacing="false" fo:text-align="justify" style:justify-single-word="false" fo:orphans="2" fo:widows="2" fo:text-indent="-0.4898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61"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62" style:family="paragraph" style:parent-style-name="Standard">
      <style:paragraph-properties fo:margin-left="0in" fo:margin-right="0.1528in" fo:margin-top="0in" fo:margin-bottom="0in" loext:contextual-spacing="false" fo:line-height="100%" fo:text-align="end"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63" style:family="paragraph" style:parent-style-name="Standard">
      <style:paragraph-properties fo:margin-left="0in" fo:margin-right="0in" fo:margin-top="0in" fo:margin-bottom="0in" loext:contextual-spacing="false" fo:line-height="100%" fo:orphans="2" fo:widows="2" fo:text-indent="1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64" style:family="paragraph" style:parent-style-name="Standard">
      <style:paragraph-properties fo:margin-left="1.5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65" style:family="paragraph" style:parent-style-name="Standard">
      <style:paragraph-properties fo:margin-left="2.6492in" fo:margin-right="0in" fo:margin-top="0in" fo:margin-bottom="0in" loext:contextual-spacing="false" fo:line-height="100%" fo:orphans="2" fo:widows="2" fo:text-indent="-2.6492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T1" style:family="text">
      <style:text-properties style:text-position="0% 100%" style:font-name="Arial" fo:font-size="11pt" style:font-name-asian="Arial1" style:font-size-asian="11pt" style:font-name-complex="Arial1" style:font-size-complex="11pt"/>
    </style:style>
    <style:style style:name="T2" style:family="text">
      <style:text-properties style:text-position="0% 100%" style:font-name="Arial" fo:font-size="11pt" fo:font-weight="normal" style:font-name-asian="Arial1" style:font-size-asian="11pt" style:font-weight-asian="normal" style:font-name-complex="Arial1" style:font-size-complex="11pt"/>
    </style:style>
    <style:style style:name="T3" style:family="text">
      <style:text-properties style:text-position="0% 100%" style:font-name="Arial" fo:font-size="11pt" fo:font-weight="normal" officeooo:rsid="000e2fba" style:font-name-asian="Arial1" style:font-size-asian="11pt" style:font-weight-asian="normal" style:font-name-complex="Arial1" style:font-size-complex="11pt"/>
    </style:style>
    <style:style style:name="T4" style:family="text">
      <style:text-properties style:text-position="0% 100%" style:font-name="Arial" style:font-name-asian="Arial1" style:font-name-complex="Arial1"/>
    </style:style>
    <style:style style:name="T5" style:family="text">
      <style:text-properties style:text-position="0% 100%" style:font-name="Arial" fo:font-weight="normal" style:font-name-asian="Arial1" style:font-weight-asian="normal" style:font-name-complex="Arial1"/>
    </style:style>
    <style:style style:name="T6" style:family="text">
      <style:text-properties style:font-name="Arial" style:font-name-asian="Arial1" style:font-name-complex="Arial1"/>
    </style:style>
    <style:style style:name="T7" style:family="text">
      <style:text-properties style:font-name="Arial" fo:font-size="14pt" fo:font-weight="bold" style:font-name-asian="Arial1" style:font-size-asian="14pt" style:font-weight-asian="bold" style:font-name-complex="Arial1" style:font-size-complex="14pt"/>
    </style:style>
    <style:style style:name="T8" style:family="text">
      <style:text-properties style:font-name="Arial" fo:font-size="11pt" style:font-name-asian="Arial1" style:font-size-asian="11pt" style:font-name-complex="Arial1" style:font-size-complex="11pt"/>
    </style:style>
    <style:style style:name="T9" style:family="text">
      <style:text-properties officeooo:rsid="000cd57d"/>
    </style:style>
    <style:style style:name="T10" style:family="text">
      <style:text-properties officeooo:rsid="000e2fba"/>
    </style:style>
    <style:style style:name="T11" style:family="text">
      <style:text-properties officeooo:rsid="000f280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2.2 MODELO DEL ANTEPROYECTO.</text:p>
      <text:p text:style-name="P2"/>
      <text:p text:style-name="P2">TAPA 1</text:p>
      <table:table table:name="Table1" table:style-name="Table1">
        <table:table-column table:style-name="Table1.A"/>
        <table:table-row table:style-name="Table1.1">
          <table:table-cell table:style-name="Table1.A1" office:value-type="string">
            <text:p text:style-name="P12"/>
            <text:p text:style-name="P5"/>
            <text:p text:style-name="P25"><text:tab/></text:p>
            <text:p text:style-name="P5"/>
            <text:p text:style-name="P28">ANTEPROYECTO</text:p>
            <text:p text:style-name="P5"/>
            <text:p text:style-name="P5"/>
            <text:p text:style-name="P25"><text:tab/>[NOMBRE DEL SISTEMA]</text:p>
            <text:p text:style-name="P5"/>
            <text:p text:style-name="P5"/>
            <text:p text:style-name="P25"><text:tab/>[SIGLA DEL SISTEMA]</text:p>
            <text:p text:style-name="P5"/>
            <text:p text:style-name="P5"/>
            <text:p text:style-name="P25"><text:tab/>[NOMBRE DEL ÓRGANO USUARIO]</text:p>
            <text:p text:style-name="P5"/>
            <text:p text:style-name="P5"/>
            <text:p text:style-name="P25"><text:tab/>[CIUDAD]</text:p>
            <text:p text:style-name="P5"/>
            <text:p text:style-name="P5"/>
            <text:p text:style-name="P25"><text:tab/>[MES-AÑO]</text:p>
            <text:p text:style-name="P5"/>
            <text:p text:style-name="P5"/>
            <text:p text:style-name="P25"><text:tab/>FACULTAD POLITÉCNICA</text:p>
            <text:p text:style-name="P25"><text:tab/>UNIVERSIDAD NACIONAL DE ASUNCIÓN</text:p>
            <text:p text:style-name="P5"/>
            <text:p text:style-name="P5"/>
            <text:p text:style-name="P14"/>
          </table:table-cell>
        </table:table-row>
      </table:table>
      <text:p text:style-name="P4"/>
      <text:p text:style-name="P4"/>
      <text:p text:style-name="P2">TAPA 2</text:p>
      <text:p text:style-name="P4"/>
      <table:table table:name="Table2" table:style-name="Table2">
        <table:table-column table:style-name="Table2.A"/>
        <table:table-row table:style-name="Table2.1">
          <table:table-cell table:style-name="Table2.A1" office:value-type="string">
            <text:p text:style-name="P11"/>
            <text:p text:style-name="P3"/>
            <text:p text:style-name="P29"><text:tab/>[NOMBRE DE LA INSTITUCIÓN-ORGANISMO]</text:p>
            <text:p text:style-name="P3"/>
            <text:p text:style-name="P3"/>
            <text:p text:style-name="P29"><text:tab/>[NOMBRE DEL ÓRGANO USUARIO]</text:p>
            <text:p text:style-name="P3"/>
            <text:p text:style-name="P3"/>
            <text:p text:style-name="P29"><text:tab/>[NOMBRE DEL SISTEMA]</text:p>
            <text:p text:style-name="P3"/>
            <text:p text:style-name="P3"/>
            <text:p text:style-name="P29"><text:tab/>[SIGLA DEL SISTEMA]</text:p>
            <text:p text:style-name="P3"/>
            <text:p text:style-name="P3"/>
            <text:p text:style-name="P29"><text:tab/>PERSONAL TÉCNICO:</text:p>
            <text:p text:style-name="P3"/>
            <text:p text:style-name="P35"><text:soft-page-break/>COORDINADOR:</text:p>
            <text:p text:style-name="P3"/>
            <text:p text:style-name="P35">ANALISTA:</text:p>
            <text:p text:style-name="P3"/>
            <text:p text:style-name="P35">PROGRAMACIÓN:</text:p>
            <text:p text:style-name="P3"/>
            <text:p text:style-name="P35">APOYO:</text:p>
            <text:p text:style-name="P3"/>
            <text:p text:style-name="P29"><text:tab/>FACULTAD POLITÉCNICA</text:p>
            <text:p text:style-name="P29"><text:tab/>UNIVERSIDAD NACIONAL DE ASUNCIÓN</text:p>
          </table:table-cell>
        </table:table-row>
      </table:table>
      <text:p text:style-name="P4"/>
      <text:p text:style-name="P4"/>
      <text:p text:style-name="P2">PÁGINA DE CONTENIDO</text:p>
      <text:p text:style-name="P2"/>
      <text:p text:style-name="P6"><text:s text:c="13"/>CONTENIDO <text:tab/><text:tab/><text:tab/><text:tab/><text:tab/><text:tab/><text:tab/><text:tab/>PÁGINA</text:p>
      <text:p text:style-name="P6"/>
      <text:p text:style-name="P16">1.<text:tab/>INTRODUCCIÓN</text:p>
      <text:p text:style-name="P16">2.<text:tab/>OBJETIVOS DEL SISTEMA</text:p>
      <text:p text:style-name="P16"><text:s text:c="16"/>2.1<text:tab/> <text:s text:c="15"/>OBJETIVO GENERAL</text:p>
      <text:p text:style-name="P16"><text:s text:c="16"/>2.2<text:tab/> <text:s text:c="15"/>OBJETIVOS ESPECIFICOS</text:p>
      <text:p text:style-name="P16"/>
      <text:p text:style-name="P16">3.<text:tab/>SITUACIÓN ACTUAL</text:p>
      <text:p text:style-name="P17">3.1<text:tab/>RELEVAMIENTO DE DATOS</text:p>
      <text:p text:style-name="P17">3.2<text:tab/>CONSOLIDACIÓN DE DATOS</text:p>
      <text:p text:style-name="P6"/>
      <text:p text:style-name="P16">4.<text:tab/>IDENTIFICACIÓN Y ANÁLISIS DE LOS PROBLEMAS</text:p>
      <text:p text:style-name="P6"/>
      <text:p text:style-name="P16">5.<text:tab/>SITUACIÓN PRETENDIDA</text:p>
      <text:p text:style-name="P6"/>
      <text:p text:style-name="P16">6.<text:tab/>ALTERNATIVAS DE SOLUCIÓN</text:p>
      <text:p text:style-name="P6"/>
      <text:p text:style-name="P16">7.<text:tab/>SOLUCIÓN PROPUESTA</text:p>
      <text:p text:style-name="P6"/>
      <text:p text:style-name="P16">8.<text:tab/>MODELO LÓGICO PRELIMINAR</text:p>
      <text:p text:style-name="P17">8.1<text:tab/>REQUISITOS FUNCIONALES</text:p>
      <text:p text:style-name="P17">8.2<text:tab/>REQUISITOS NO FUNCIONALES</text:p>
      <text:p text:style-name="P17">8.3<text:tab/>DIAGRAMA DE CASOS DE USO DE ALTO NIVEL</text:p>
      <text:p text:style-name="P17">8.4<text:tab/>IDENTIFICACION DE LOS ACTORES Y TAREAS</text:p>
      <text:p text:style-name="P17">8.5<text:tab/>DIAGRAMAS DE ENTIDADES-RELACIONAMIENTOS</text:p>
      <text:p text:style-name="P17">8.6<text:tab/>ENTRADAS</text:p>
      <text:p text:style-name="P17">8.7<text:tab/>SALIDAS</text:p>
      <text:p text:style-name="P17"/>
      <text:p text:style-name="P6"/>
      <text:p text:style-name="P38">9.<text:tab/>DICCIONARIO DE DATOS</text:p>
      <text:p text:style-name="P6"/>
      <text:p text:style-name="P16">10.<text:tab/>RECURSOS NECESARIOS</text:p>
      <text:p text:style-name="P40">10.1<text:tab/>HARDWARE</text:p>
      <text:p text:style-name="P40">10.2<text:tab/>SOFTWARE</text:p>
      <text:p text:style-name="P6"><text:tab/> <text:s text:c="7"/>10.3 <text:tab/><text:tab/><text:tab/>RECURSOS HUMANOS</text:p>
      <text:p text:style-name="P6"/>
      <text:p text:style-name="P16">11.<text:tab/>INTERACCIÓN CON EL USUARIO</text:p>
      <text:p text:style-name="P6"><text:soft-page-break/></text:p>
      <text:p text:style-name="P16">12.<text:tab/>TÉRMINOS DE APROBACIÓN DE LA ETAPA</text:p>
      <text:p text:style-name="P2"/>
      <text:p text:style-name="P13"/>
      <text:p text:style-name="P2">1. INTRODUCCIÓN.</text:p>
      <text:p text:style-name="P41">Hacer un comentario de los contactos iniciales con el usuario, cuáles son las necesidades detectadas, que órganos, departamentos, etc. están relacionados y cualquier otra información necesaria.</text:p>
      <text:p text:style-name="P32">2. OBJETIVOS DEL SISTEMA.</text:p>
      <text:p text:style-name="P43">2.1 Objetivo General</text:p>
      <text:p text:style-name="P45">Se pretende automatizar las funciones y procesos administrativos de la gestión de venta de combustibles, shop, servicios de lavado de autos, lubricación entre otros, para disponer de información clara, concreta y verificada.</text:p>
      <text:p text:style-name="P44">2.2 Objetivos Específicos</text:p>
      <text:list xml:id="list1665887233" text:style-name="WWNum1">
        <text:list-item>
          <text:p text:style-name="P48">Automatizar las ventas de combustibles y cobranza por medio de pagos en efectivo, sistema pos, vale y crédito.</text:p>
        </text:list-item>
        <text:list-item>
          <text:p text:style-name="P48">Emitir notas de créditos a los clientes autorizados por la empresa.</text:p>
        </text:list-item>
        <text:list-item>
          <text:p text:style-name="P48">Generar informes operativos y gerenciales.</text:p>
        </text:list-item>
        <text:list-item>
          <text:p text:style-name="P46"><text:span text:style-name="T4">Registrar los movimientos en los servicios de lavado y </text:span><text:span text:style-name="T6">lubricación</text:span><text:span text:style-name="T4"> de automóviles,datos de proveedores, clientes, islas, tipo de combustibles, playero y todas las ventas realizadas en el shop.</text:span></text:p>
        </text:list-item>
        <text:list-item>
          <text:p text:style-name="P46"><text:span text:style-name="T4">Implementar el proceso de impresión de facturas, generación del hechauka de compras y ventas, </text:span><text:span text:style-name="T5">un </text:span><text:span text:style-name="T6">módulo</text:span><text:span text:style-name="T5"> de cuentas corrientes para clientes y proveedores.</text:span></text:p>
        </text:list-item>
        <text:list-item>
          <text:p text:style-name="P46"><text:span text:style-name="T4">Realizar un registro de </text:span><text:span text:style-name="T6">auditoría</text:span><text:span text:style-name="T4"> sobre las operaciones gerenciales y operativas</text:span><text:span text:style-name="T6">.</text:span></text:p>
        </text:list-item>
        <text:list-item>
          <text:p text:style-name="P46"><text:span text:style-name="T6"><text:s/></text:span><text:span text:style-name="T7">**********NUEVA PARTE******************<text:tab/></text:span></text:p>
        </text:list-item>
        <text:list-item>
          <text:p text:style-name="P52">Implementar <text:tab/>una <text:s/>registración <text:s/>de entrada de automóviles para los servicios de lavado y lubricacion de automoviles.<text:tab/></text:p>
        </text:list-item>
        <text:list-item>
          <text:p text:style-name="P52">Generar reporte sobre los estados de cuentas corrientes de proveedores y clientes.<text:tab/></text:p>
        </text:list-item>
        <text:list-item>
          <text:p text:style-name="P52">Implementar un reporte de ranking de productos más vendidos en la playa.<text:tab/></text:p>
        </text:list-item>
        <text:list-item>
          <text:p text:style-name="P52">Implementar un proceso de auditoría sobre las <text:tab/>ventas de combustibles.<text:tab/></text:p>
        </text:list-item>
        <text:list-item>
          <text:p text:style-name="P52">Automatizar los controles de stock(combustibles,lubricantes).<text:tab/></text:p>
        </text:list-item>
        <text:list-item>
          <text:p text:style-name="P52">Emitir informe sobre los movimientos de <text:tab/>ventas y compras de combustibles<text:tab/></text:p>
        </text:list-item>
        <text:list-item>
          <text:p text:style-name="P52">Un reporte que muestre los movimientos de la playa por los diferentes tipos(tipo de combustible, playero, isla, pico).<text:tab/></text:p>
        </text:list-item>
        <text:list-item>
          <text:p text:style-name="P52">Un proceso que muestre un ranking de los servicios más utilizados en la playa(lavadero y lubricacion de automoviles).<text:tab/></text:p>
        </text:list-item>
        <text:list-item>
          <text:p text:style-name="P52">Generar reportes gerenciales y operativos sobre los servicios que presta la <text:tab/>estación.<text:tab/></text:p>
        </text:list-item>
        <text:list-item>
          <text:p text:style-name="P52">Automatizar el cierre de caja sobre la venta de productos y servicios ofrecidos por la estación.<text:tab/></text:p>
        </text:list-item>
        <text:list-item>
          <text:p text:style-name="P52">Generar reporte que muestre la cantidad <text:tab/>de stock que se tiene actualmente en la playa.<text:tab/></text:p>
        </text:list-item>
        <text:list-item>
          <text:p text:style-name="P52">Implementar un proceso de control de stock actual sobre los productos.<text:tab/></text:p>
        </text:list-item>
        <text:list-item>
          <text:p text:style-name="P52"><text:soft-page-break/>Implementar una auditoría sobre las ventas de combustibles realizadas en la playa<text:span text:style-name="T10">(Disponibilida de informacion que se utilize para el control de auditoria)</text:span>.<text:tab/></text:p>
        </text:list-item>
        <text:list-item>
          <text:p text:style-name="P52"><text:span text:style-name="T9">Emitir</text:span> facturas por los servicios de lavado y lubricacion de automóviles.</text:p>
        </text:list-item>
        <text:list-item>
          <text:p text:style-name="P52"><text:span text:style-name="T9">Fcacturar</text:span> <text:span text:style-name="T9">los</text:span> productos del shop(efectivo, tarjeta débito y tarjeta de crédito).</text:p>
        </text:list-item>
        <text:list-item>
          <text:p text:style-name="P52">Implementar un proceso para el cierre de turno del shop.</text:p>
        </text:list-item>
        <text:list-item>
          <text:p text:style-name="P52">Generar un informe sobre las ventas realizadas por producto.</text:p>
        </text:list-item>
        <text:list-item>
          <text:p text:style-name="P52">Implementar una auditoría sobre las ventas realizadas en el shop</text:p>
        </text:list-item>
        <text:list-item>
          <text:p text:style-name="P52">Informar la situación actual sobre las cantidades de productos existentes en el shop.</text:p>
        </text:list-item>
        <text:list-item>
          <text:p text:style-name="P52">Generar reportes administrativos y <text:s/>operativos sobre el shop.</text:p>
        </text:list-item>
        <text:list-item>
          <text:p text:style-name="P52">Reporte sobre los productos más vendidos en el <text:s/>shop.</text:p>
        </text:list-item>
        <text:list-item>
          <text:p text:style-name="P52">Informe sobre las ventas de saldo para líneas telefónicas y giros.</text:p>
        </text:list-item>
      </text:list>
      <text:p text:style-name="P32">3. <text:s/>SITUACIÓN ACTUAL</text:p>
      <text:p text:style-name="P54">Análisis del ámbito del problema o de la situación sobre la cual se pueden obtener mayores beneficios.</text:p>
      <text:p text:style-name="P56">Al enfrentar la situación actual desde la perspectiva del anteproyecto, debemos identificar el ámbito sobre el que se desenvolverá el proyecto, es decir, cuáles son los procesos que forman parte de la situación problema o bien desde los cuales se pueden generar nuevas oportunidades para la Organización.</text:p>
      <text:p text:style-name="P7"/>
      <text:p text:style-name="P57">3.1 RELEVAMIENTO DE DATOS.</text:p>
      <text:p text:style-name="P8"/>
      <text:p text:style-name="P18">Para cada función, se debe identificar el flujo de los datos que son utilizados, identificar los depósitos de datos, sus atributos y sus relacionamientos.</text:p>
      <text:p text:style-name="P18">En este punto, se debe elaborar un gráfico representando el modelo lógico de datos con su correspondiente lista de entidades (depósito de datos) teniendo en cuenta una visión de <text:s/>cada unidad organizacional de los datos a ser tratados por el sistema.</text:p>
      <text:p text:style-name="P4"/>
      <text:p text:style-name="P18">3.2 CONSOLIDACIÓN DE DATOS.</text:p>
      <text:p text:style-name="P4"/>
      <text:p text:style-name="P18">En este estudio se debe combinar los modelos lógicos de datos <text:s/>y las listas de entidades <text:s/>definidas separadamente por cada unidad organizacional, en un único modelo, obteniéndose el <text:s/>DIAGRAMA DE ENTIDADES-RELACIONAMIENTOS o DIAGRAMA DE CLASES</text:p>
      <text:p text:style-name="P18">Durante las etapas de relevamiento y consolidación de datos, deberán ser registrados en un diccionario de datos de acuerdo a las instrucciones específicas.</text:p>
      <text:p text:style-name="P4"/>
      <text:p text:style-name="P4"/>
      <text:p text:style-name="P2"/>
      <text:p text:style-name="P2"/>
      <text:p text:style-name="P2"/>
      <text:p text:style-name="P2"/>
      <text:p text:style-name="P2"/>
      <text:p text:style-name="P2"/>
      <text:p text:style-name="P2"/>
      <text:p text:style-name="P2"><text:soft-page-break/>4. IDENTIFICACIÓN Y ANÁLISIS DE LOS PROBLEMAS.</text:p>
      <text:p text:style-name="P42">La estación de servicio actualmente cuenta con una gran cantidad por la falta de un sistema <text:s/>informatizado lo cuales estaremos citaremos a continuación:</text:p>
      <text:list xml:id="list2982880920" text:style-name="WWNum2">
        <text:list-item>
          <text:p text:style-name="P47"><text:span text:style-name="T2">Retraso a la hora de cargar/</text:span><text:span text:style-name="T3">confeccion</text:span><text:span text:style-name="T2"> las facturas que </text:span><text:span text:style-name="T8">ocasiona</text:span><text:span text:style-name="T2"> una gran </text:span><text:span text:style-name="T8">pérdida</text:span><text:span text:style-name="T2"> de tiempo ya que hay muchas facturas que se terminan anulando de forma manual.</text:span></text:p>
        </text:list-item>
        <text:list-item>
          <text:p text:style-name="P47"><text:span text:style-name="T2">Una falta de control en tiempo real sobre la venta de combustibles que ocasiona una </text:span><text:span text:style-name="T8">falta</text:span><text:span text:style-name="T2"> de precisión en los datos.</text:span></text:p>
        </text:list-item>
        <text:list-item>
          <text:p text:style-name="P47"><text:span text:style-name="T2">Un control ineficiente de la reserva de <text:s/>de los diferentes tipos de combustibles que provoca un cierre de funciones hasta que sea </text:span><text:span text:style-name="T8">abastecido</text:span><text:span text:style-name="T2"> por el proveedor.</text:span></text:p>
        </text:list-item>
        <text:list-item>
          <text:p text:style-name="P49">Dificultades administrativas a la hora de cargar tanto las facturas de las ventas realizadas por la empresa como facturas de compras a los proveedores.</text:p>
        </text:list-item>
        <text:list-item>
          <text:p text:style-name="P49">Falta de información actualizada y detallada para informe gerenciales que ayuden en la toma de decisiones.</text:p>
        </text:list-item>
        <text:list-item>
          <text:p text:style-name="P49">Inconsistencia/<text:span text:style-name="T10">diferencia</text:span> en la cantidad productos a la hora de realizar un control de Stock.</text:p>
        </text:list-item>
        <text:list-item>
          <text:p text:style-name="P50">Ineficacia /<text:span text:style-name="T10">dificultad </text:span>a la hora de realizar el cierre de turno en la playa.</text:p>
        </text:list-item>
        <text:list-item>
          <text:p text:style-name="P50">Complicaciones a la hora de realizar el hechauka sobre las ventas y compras que se realizaron para poder informar al SET.</text:p>
        </text:list-item>
        <text:list-item>
          <text:p text:style-name="P50">Problemas a la hora de generar el formato necesario para poder informar al SET con el sistema Marangatu sobre las acciones económicas realizadas.</text:p>
        </text:list-item>
        <text:list-item>
          <text:p text:style-name="P51">Falta de registrar de forma correcta y efectiva las facturas de ventas realizadas por el shop, causando un desborde en los cierre de turno, <text:s/>un descontrol de stock en el <text:s/>shop y una pérdida de tiempo en la registración de la facturas.</text:p>
        </text:list-item>
        <text:list-item>
          <text:p text:style-name="P51">Un problema complicado en el control de los diferentes productos que tienen el shop.</text:p>
        </text:list-item>
        <text:list-item>
          <text:p text:style-name="P51">La falta de un buen seguimiento administrativos sobre las actividades del shop, ya que los seguimientos que se tiene <text:s/>hoy en dia son desfasados, imprecisos y con una realidad muy ficticia sobre la situación real.</text:p>
        </text:list-item>
        <text:list-item>
          <text:p text:style-name="P51">Un desfase del control sobre las cuentas corrientes de los proveedores con los las facturas emitidas por ellos y con el alta de mercadería.</text:p>
        </text:list-item>
        <text:list-item>
          <text:p text:style-name="P51">Una necesidad en tener un registro de entradas de automóviles para los servicios de lavado y de lubricación, ya que tiene un mínimo o casi nula registración de los autos que entraron en los distintos servicios.</text:p>
        </text:list-item>
        <text:list-item>
          <text:p text:style-name="P51">Un control administrativo impreciso en la parte de servicios de lavado y de lubricacion de automoviles en la cual causa un panorama muy irreal sobre las operaciones y movimientos en estos servicios.</text:p>
        </text:list-item>
        <text:list-item>
          <text:p text:style-name="P51">Falta de registro de facturación(tarjeta credito/debito, efectivo, vale) de los servicios prestados por la estación(lavado, lubricación) ya que actualmente la estación no tiene ninguna forma de registrar dichas transacciones realizadas.</text:p>
        </text:list-item>
        <text:list-item>
          <text:p text:style-name="P51">Necesidad de implementar y optimizar un cierre operativo para los servicios de lavado y lubricacion ya que la estación actualmente no tiene ningún tipo de cierre para llevar un control del dia al dia<text:span text:style-name="T11">(DIFICULTAD CON EL CONTROL O AUDITORIA POR FALTA DE INFORMACION)</text:span></text:p>
        </text:list-item>
        <text:list-item>
          <text:p text:style-name="P53">La necesidad de la parte administrativa de poder ver las transacciones hechas por </text:p>
        </text:list-item>
      </text:list>
      <text:p text:style-name="P33"><text:s text:c="12"/>la venta de combustible con las distintas formas de pago(tarjeta débito/crédito,</text:p>
      <text:p text:style-name="P1"><text:s text:c="11"/><text:span text:style-name="T8">efectivo <text:s/>o vale).</text:span></text:p>
      <text:list xml:id="list212835072710198" text:continue-numbering="true" text:style-name="WWNum2">
        <text:list-item>
          <text:p text:style-name="P53">Necesidad de mostrar los movimientos de forma general y detallado del servicio de </text:p>
        </text:list-item>
      </text:list>
      <text:p text:style-name="P33"><text:s text:c="12"/>lavado y cambio de aceite que se realiza a los automóviles y sectorizar acorde a </text:p>
      <text:p text:style-name="P33"><text:s text:c="12"/>los tipos de automóviles que la estación realiza los precios.</text:p>
      <text:list xml:id="list212835758954962" text:continue-numbering="true" text:style-name="WWNum2">
        <text:list-item>
          <text:p text:style-name="P53"><text:soft-page-break/>La necesidad de automatizar <text:s/>los servicios de lavado de auto y cambios de aceite </text:p>
        </text:list-item>
      </text:list>
      <text:p text:style-name="P33"><text:s text:c="12"/>que se realiza a los diferentes tipos de automóviles que realiza la estación.</text:p>
      <text:list xml:id="list212836542346416" text:continue-numbering="true" text:style-name="WWNum2">
        <text:list-item>
          <text:p text:style-name="P47"><text:span text:style-name="T1">Falta de realizar de forma </text:span><text:span text:style-name="T8">rápida</text:span><text:span text:style-name="T1"> y exitosa el cierre de turno en la </text:span></text:p>
        </text:list-item>
      </text:list>
      <text:p text:style-name="P19"><text:s text:c="11"/>playa por los factores de mala carga de facturas, montos y clientes </text:p>
      <text:p text:style-name="P19"><text:s text:c="11"/>u otros factores que alteran el cierre en la hora de entregar los datos </text:p>
      <text:p text:style-name="P19"><text:s text:c="11"/>a la parte administrativa.</text:p>
      <text:p text:style-name="P19"/>
      <text:p text:style-name="P19"><text:s text:c="11"/></text:p>
      <text:p text:style-name="P2">5. SITUACIÓN PRETENDIDA.</text:p>
      <text:p text:style-name="P4"/>
      <text:p text:style-name="P18">Con base en la identificación y análisis de los problemas encontrados, describir en forma narrativa la situación que se pretende como objetivo.</text:p>
      <text:p text:style-name="P58">El deseo que se pretende llegar con todos los problemas encontrados y falta de automatización es que la estación pueda tener una mejor administración y una operativa prácticamente automatizada a través de la implementación y mantenimiento de un sistema de gerencial.<text:span text:style-name="T11">(DESCRIPCION DEL SISTEMA IMPLEMNTADO)</text:span></text:p>
      <text:p text:style-name="P4"/>
      <text:p text:style-name="P2">6. ALTERNATIVAS DE SOLUCIÓN.</text:p>
      <text:p text:style-name="P4"/>
      <text:p text:style-name="P18">Deben ser descritas varias alternativas de solución de los problemas mencionados o encontrados en la etapa anterior. En cada una de las alternativas se deberá especificar las ventajas y desventajas con relación a las otras.</text:p>
      <text:p text:style-name="P4"/>
      <text:p text:style-name="P4"/>
      <text:p text:style-name="P2">7. SOLUCIÓN PROPUESTA.</text:p>
      <text:p text:style-name="P4"/>
      <text:p text:style-name="P18">Debe seleccionar una de las alternativas estudiadas y recomendar su aplicación, debiendo especificar y justificar las ventajas sobre todas las otras soluciones estudiadas.</text:p>
      <text:p text:style-name="P4"/>
      <text:p text:style-name="P2">8. MODELO LÓGICO PRELIMINAR.</text:p>
      <text:p text:style-name="P4"/>
      <text:p text:style-name="P4"><text:tab/>8.1 <text:s/>Requisitos Funcionales</text:p>
      <text:p text:style-name="P20">.<text:tab/>Describir las interacciones entre el sistema y su ambiente, en forma independiente a su implementación. El ambiente incluye al usuario y cualquier otro sistema externo con el cual interactúe el sistema</text:p>
      <text:p text:style-name="P20"/>
      <text:p text:style-name="P4"><text:tab/>8.2 <text:s/>Requisitos No Funcionales</text:p>
      <text:p text:style-name="P20">.<text:tab/>Describir atributos sólo del sistema o del ambiente del sistema que no están relacionados directamente con los requisitos funcionales. Los requisitos no funcionales incluyen restricciones cuantitativas, como el tiempo de respuesta o precisión, tipo de plataforma (lenguajes de programación y/o sistemas operativos, etc.).</text:p>
      <text:p text:style-name="P20"/>
      <text:p text:style-name="P18">8.3 <text:s/>DIAGRAMA DE CASOS DE USO DE ALTO NIVEL.</text:p>
      <text:p text:style-name="P21">Mostrar la relación entre los actores y los casos de uso del sistema, representando la funcionalidad que ofrece el sistema en lo que se refiere a su interacción externa.</text:p>
      <text:p text:style-name="P21"/>
      <text:p text:style-name="P18"><text:soft-page-break/>8.4 <text:s/>IDENTIFICACION DE ACTORES Y TAREAS.</text:p>
      <text:p text:style-name="P21">Actores: Un actor representa a un usuario del sistema, pueden existir varios usuarios que cumplen el mismo rol.</text:p>
      <text:p text:style-name="P4"><text:tab/></text:p>
      <text:p text:style-name="P4"><text:tab/>Tareas: Se debe identificar las tareas con torno a los actores que la realizan.</text:p>
      <text:p text:style-name="P4"><text:tab/> Se debe agrupar las tareas por cada actor.</text:p>
      <text:p text:style-name="P4"><text:tab/>Las tareas suelen ser verbos.<text:bookmark text:name="gjdgxs"/></text:p>
      <text:p text:style-name="P4"/>
      <text:section text:style-name="Sect1" text:name="TextSection">
        <text:p text:style-name="P18">8.5 <text:s/>DIAGRAMA DE ENTIDADES-RELACIONAMIENTOS.</text:p>
        <text:p text:style-name="P4"/>
        <text:p text:style-name="P18">En este capítulo será ilustrado el diagrama preliminar obtenido <text:s/>en la CONSOLIDACIÓN DE DATOS, adecuando a la solución propuesta.</text:p>
        <text:p text:style-name="P4"/>
        <text:p text:style-name="P18">8.6 <text:s/>ENTRADAS.</text:p>
        <text:p text:style-name="P4"/>
        <text:p text:style-name="P18">Relacionar los documentos, archivos, listados, etc. que fueron identificados.</text:p>
        <text:p text:style-name="P4"/>
        <text:p text:style-name="P18">8.7. SALIDAS.</text:p>
        <text:p text:style-name="P4"/>
        <text:p text:style-name="P18">Describir las salidas identificadas.</text:p>
        <text:p text:style-name="P4"/>
        <text:p text:style-name="P2">9. DICCIONARIO DE DATOS.</text:p>
        <text:p text:style-name="P4"/>
        <text:p text:style-name="P18">Deberá contener el registro de todas las descripciones de los elementos identificados durante el estudio de la situación actual y presentadas debidamente verificadas de acuerdo a la situación propuesta.</text:p>
        <text:p text:style-name="P4"/>
        <text:p text:style-name="P2">10. RECURSOS NECESARIOS.</text:p>
        <text:p text:style-name="P4"/>
        <text:p text:style-name="P18">10.1 <text:s/>HARDWARE.</text:p>
        <text:p text:style-name="P4"/>
        <text:p text:style-name="P18">Especificar la configuración necesaria del equipo para el desarrollo y funcionamiento del sistema.</text:p>
        <text:p text:style-name="P4"/>
        <text:p text:style-name="P18">10.2. SOFTWARE.</text:p>
        <text:p text:style-name="P4"/>
        <text:p text:style-name="P18">Especificar el sistema operativo necesario, como también los utilitarios y lenguajes de programación para el desarrollo y funcionamiento del sistema.</text:p>
        <text:p text:style-name="P18"/>
        <text:p text:style-name="P18">10.3. <text:s/>RECURSOS HUMANOS.</text:p>
        <text:p text:style-name="P4"/>
        <text:p text:style-name="P18">Especificar la necesidad en cuanto al personal y las cualidades técnicas, tanto de la FACULTAD POLITÉCNICA como también del órgano usuario.</text:p>
        <text:p text:style-name="P4"/>
        <text:p text:style-name="P2">11. <text:s/>RELACIÓN CON EL USUARIO.</text:p>
        <text:p text:style-name="P4"/>
        <text:p text:style-name="P18">Explicar la responsabilidad del Usuario, demostrando la importancia y el grado de participación en el desarrollo del proyecto.</text:p>
        <text:p text:style-name="P18"><text:soft-page-break/></text:p>
        <table:table table:name="Table3" table:style-name="Table3">
          <table:table-column table:style-name="Table3.A"/>
          <table:table-row table:style-name="Table3.1">
            <table:table-cell table:style-name="Table3.A1" office:value-type="string">
              <text:p text:style-name="P12"/>
              <text:p text:style-name="P26"><text:tab/></text:p>
              <text:p text:style-name="P5"/>
              <text:p text:style-name="P5"/>
              <text:p text:style-name="P28">FINAL DEL DOCUMENTO</text:p>
              <text:p text:style-name="P5"/>
              <text:p text:style-name="P5"/>
              <text:p text:style-name="P5"/>
              <text:p text:style-name="P5"/>
              <text:p text:style-name="P62">FECHA-CIUDAD</text:p>
              <text:p text:style-name="P5"/>
              <text:p text:style-name="P5"/>
              <text:p text:style-name="P5"/>
              <text:p text:style-name="P5"/>
              <text:p text:style-name="P5">RESPONSABLES.</text:p>
              <text:p text:style-name="P5"/>
              <text:p text:style-name="P5">Integrante 1 <text:s text:c="5"/>………………………..</text:p>
              <text:p text:style-name="P5"/>
              <text:p text:style-name="P5">Integrante 2 <text:s text:c="5"/>………………………...</text:p>
              <text:p text:style-name="P5"/>
              <text:p text:style-name="P5"/>
              <text:p text:style-name="P5"/>
              <text:p text:style-name="P5"/>
              <text:p text:style-name="P5"/>
              <text:p text:style-name="P5"/>
              <text:p text:style-name="P5"/>
              <text:p text:style-name="P14"/>
            </table:table-cell>
          </table:table-row>
        </table:table>
        <text:p text:style-name="P22"/>
        <text:p text:style-name="P22"/>
        <text:p text:style-name="P10"/>
      </text:section>
      <text:p text:style-name="P34"/>
      <text:p text:style-name="P2">12. <text:s/>TÉRMINOS DE APROBACIÓN.</text:p>
      <text:p text:style-name="P4"/>
      <text:p text:style-name="P18">Describir la sgte. página, en la que el usuario autoriza a los técnicos de la Facultad Politécnica a continuar los trabajos.</text:p>
      <text:p text:style-name="P4"/>
      <text:p text:style-name="P4"/>
      <table:table table:name="Table4" table:style-name="Table4">
        <table:table-column table:style-name="Table4.A"/>
        <table:table-row table:style-name="Table4.1">
          <table:table-cell table:style-name="Table4.A1" office:value-type="string">
            <text:p text:style-name="P12"/>
            <text:p text:style-name="P25"><text:tab/>TÉRMINOS DE APROBACIÓN DE LA ETAPA</text:p>
            <text:p text:style-name="P5"/>
            <text:p text:style-name="P5"/>
            <text:p text:style-name="P5">NOMBRE DEL SISTEMA:</text:p>
            <text:p text:style-name="P5"/>
            <text:p text:style-name="P5">NOMBRE DE LA ETAPA:</text:p>
            <text:p text:style-name="P5"/>
            <text:p text:style-name="P5">ÓRGANO USUARIO :</text:p>
            <text:p text:style-name="P5"/>
            <text:p text:style-name="P5"/>
            <text:p text:style-name="P36">Aprobamos la presente etapa elaborada por los alumnos responsables de la </text:p>
            <text:p text:style-name="P63">FACULTAD POLITÉCNICA, correspondiente al sistema arriba mencionado.</text:p>
            <text:p text:style-name="P36">Autorizamos a los integrantes del GRUPO a continuar los trabajos de desarrollo, conforme a las especificaciones presentadas en este documento.</text:p>
            <text:p text:style-name="P5"/>
            <text:p text:style-name="P5"/>
            <text:p text:style-name="P5"/>
            <text:p text:style-name="P36">---------------------,----de ---------de ---201</text:p>
            <text:p text:style-name="P5"/>
            <text:p text:style-name="P5"/>
            <text:p text:style-name="P5"/>
            <text:p text:style-name="P5"/>
            <text:p text:style-name="P64">------------------------------</text:p>
            <text:p text:style-name="P64"><text:s text:c="14"/>Profesor <text:s/></text:p>
            <text:p text:style-name="P5"/>
            <text:p text:style-name="P5"/>
            <text:p text:style-name="P5"/>
            <text:p text:style-name="P5"/>
            <text:p text:style-name="P65"><text:s/><text:tab/><text:tab/><text:tab/></text:p>
            <text:p text:style-name="P15"/>
          </table:table-cell>
        </table:table-row>
      </table:table>
      <text:p text:style-name="P4"/>
      <text:p text:style-name="P4"/>
      <text:p text:style-name="P4"/>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a" style:text-line-through-style="none" style:text-line-through-type="none" style:text-position="0% 100%" style:font-name="Times New Roman" fo:font-size="12pt" fo:language="es" fo:country="PY"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a" style:text-line-through-style="none" style:text-line-through-type="none" style:text-position="0% 100%" style:font-name="Times New Roman" fo:font-size="12pt" fo:language="es" fo:country="PY"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ListLabel_20_1" style:display-name="ListLabel 1" style:family="text">
      <style:text-properties style:text-position="0% 100%"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2294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dc:date>2018-03-21T21:25:36.352000000</dc:date>
    <meta:editing-duration>PT4M2S</meta:editing-duration>
    <meta:editing-cycles>1</meta:editing-cycles>
    <meta:document-statistic meta:table-count="4" meta:image-count="0" meta:object-count="0" meta:page-count="10" meta:paragraph-count="183" meta:word-count="2022" meta:character-count="13279" meta:non-whitespace-character-count="11180"/>
  </office:meta>
</office:document-meta>
</file>